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30bf" officeooo:paragraph-rsid="000930bf"/>
    </style:style>
    <style:style style:name="P2" style:family="paragraph" style:parent-style-name="Standard">
      <style:text-properties officeooo:rsid="00094def" officeooo:paragraph-rsid="00094def"/>
    </style:style>
    <style:style style:name="P3" style:family="paragraph" style:parent-style-name="Standard">
      <style:text-properties officeooo:rsid="000aca44" officeooo:paragraph-rsid="000aca44"/>
    </style:style>
    <style:style style:name="P4" style:family="paragraph" style:parent-style-name="Standard">
      <style:text-properties officeooo:rsid="000c652e" officeooo:paragraph-rsid="000c65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fi3</text:p>
      <text:p text:style-name="P1"/>
      <text:p text:style-name="P1"/>
      <text:p text:style-name="P1">MICRO SERVICE pokemon-api</text:p>
      <text:p text:style-name="P1">domaine métier → liste pokemon + donner</text:p>
      <text:p text:style-name="P1">canaux → HTTP -REST/Json</text:p>
      <text:p text:style-name="P1">source → fichier json</text:p>
      <text:p text:style-name="P1"/>
      <text:p text:style-name="P1">pbl enregistrement donnée</text:p>
      <text:p text:style-name="P1"/>
      <text:p text:style-name="P1">design : SOLID</text:p>
      <text:p text:style-name="P1">| → inject° dépendacne</text:p>
      <text:p text:style-name="P1">=&gt; DAO ~ repository</text:p>
      <text:p text:style-name="P1">interface accède aux données → implémentat° qui font la lisaicon</text:p>
      <text:p text:style-name="P1"/>
      <text:p text:style-name="P1">source données :</text:p>
      <text:p text:style-name="P1"/>
      <text:p text:style-name="P1">db sql → relationnel</text:p>
      <text:p text:style-name="P1"/>
      <text:p text:style-name="P2">dure → jdbc =&gt; manipuler base de donnée + requête</text:p>
      <text:p text:style-name="P2">jdbc avec sping =&gt; <text:a xlink:type="simple" xlink:href="https://docs.spring.io/spring-framework/docs/current/spring-framework-reference/data-access.html#jdbc-JdbcTemplate" text:style-name="Internet_20_link" text:visited-style-name="Visited_20_Internet_20_Link">https://docs.spring.io/spring-framework/docs/current/spring-framework-reference/data-access.html#jdbc-JdbcTemplate</text:a></text:p>
      <text:p text:style-name="P2">jdbctemplate =&gt; masque le code dure de jdbc</text:p>
      <text:p text:style-name="P2">concentre sur requête + implémente rowmapper</text:p>
      <text:p text:style-name="P2"/>
      <text:p text:style-name="P3">jpa : java persistence api</text:p>
      <text:p text:style-name="P3"><text:a xlink:type="simple" xlink:href="https://docs.oracle.com/javaee/7/api/javax/persistence/package-summary.html" text:style-name="Internet_20_link" text:visited-style-name="Visited_20_Internet_20_Link">https://docs.oracle.com/javaee/7/api/javax/persistence/package-summary.html</text:a></text:p>
      <text:p text:style-name="P3">annotation sur la classe java</text:p>
      <text:p text:style-name="P3">@Entity, @Id, ….</text:p>
      <text:p text:style-name="P3"/>
      <text:p text:style-name="P4">mkdir tp4-jpa/src/{main,test}/{java,resourecs}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10:25:31.416772750</meta:creation-date>
    <dc:date>2020-09-30T11:04:59.159052119</dc:date>
    <meta:editing-duration>PT8M37S</meta:editing-duration>
    <meta:editing-cycles>1</meta:editing-cycles>
    <meta:document-statistic meta:table-count="0" meta:image-count="0" meta:object-count="0" meta:page-count="1" meta:paragraph-count="21" meta:word-count="95" meta:character-count="755" meta:non-whitespace-character-count="681"/>
    <meta:generator>LibreOffice/6.4.6.2$Linux_X86_64 LibreOffice_project/40$Build-2</meta:generator>
  </office:meta>
</office:document-meta>
</file>